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3.7917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5752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366in" fo:break-before="auto" style:use-optimal-row-height="false"/>
    </style:style>
    <style:style style:name="ro4" style:family="table-row">
      <style:table-row-properties style:row-height="0.3354in" fo:break-before="auto" style:use-optimal-row-height="tru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 office:value-type="string">
            <text:p>From Fehr Camerer 2007</text:p>
          </table:table-cell>
          <table:table-cell/>
          <table:table-cell table:style-name="ce4" office:value-type="string" table:number-columns-spanned="3" table:number-rows-spanned="1">
            <text:p>Neurosynth coords:</text:p>
          </table:table-cell>
          <table:covered-table-cell table:number-columns-repeated="2"/>
          <table:table-cell table:number-columns-repeated="1019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table:number-columns-repeated="1022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 table:number-columns-repeated="1022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; activation predicts how much people will spend to punish someone they don't like (more activation = more spending); responds to trustworthiness of other players</text:p>
          </table:table-cell>
          <table:table-cell table:number-columns-repeated="1022"/>
        </table:table-row>
        <table:table-row table:style-name="ro7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table:number-columns-repeated="1022"/>
        </table:table-row>
        <table:table-row table:style-name="ro5">
          <table:table-cell office:value-type="string">
            <text:p>anterior insula</text:p>
          </table:table-cell>
          <table:table-cell office:value-type="string">
            <text:p>empathic response for other's pain, fair vs. unfair offers, resentment of unfair offers</text:p>
          </table:table-cell>
          <table:table-cell table:number-columns-repeated="1022"/>
        </table:table-row>
        <table:table-row table:style-name="ro4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22"/>
        </table:table-row>
        <table:table-row table:style-name="ro4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22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22"/>
        </table:table-row>
        <table:table-row table:style-name="ro8">
          <table:table-cell office:value-type="string">
            <text:p>ventral striatum</text:p>
          </table:table-cell>
          <table:table-cell office:value-type="string">
            <text:p>more activation if the allotment is fair</text:p>
          </table:table-cell>
          <table:table-cell table:number-columns-repeated="1022"/>
        </table:table-row>
        <table:table-row table:style-name="ro6">
          <table:table-cell office:value-type="string">
            <text:p>VMPFC</text:p>
          </table:table-cell>
          <table:table-cell office:value-type="string">
            <text:p>reconciling social versus economic interests, weighing/integrating costs and benefits, social preferences/decisions, emotional processing &amp; moral judgment</text:p>
          </table:table-cell>
          <table:table-cell table:number-columns-repeated="1022"/>
        </table:table-row>
        <table:table-row table:style-name="ro8">
          <table:table-cell office:value-type="string">
            <text:p>dorsal ACC</text:p>
          </table:table-cell>
          <table:table-cell office:value-type="string">
            <text:p>conflict monitoring</text:p>
          </table:table-cell>
          <table:table-cell table:number-columns-repeated="1022"/>
        </table:table-row>
        <table:table-row table:style-name="ro8">
          <table:table-cell office:value-type="string">
            <text:p>ACC</text:p>
          </table:table-cell>
          <table:table-cell table:style-name="ce3" office:value-type="string">
            <text:p>fair vs unfair offers</text:p>
          </table:table-cell>
          <table:table-cell table:number-columns-repeated="1022"/>
        </table:table-row>
        <table:table-row table:style-name="ro6">
          <table:table-cell office:value-type="string">
            <text:p>DLPFC</text:p>
          </table:table-cell>
          <table:table-cell office:value-type="string">
            <text:p>fair vs. unfair offers, cognitive control of impulse to reject unfair offers? TMS of R DLPFC specifically encourages people to accept unfair offers more; encourages risk-taking and self-interested behavior</text:p>
          </table:table-cell>
          <table:table-cell table:number-columns-repeated="1022"/>
        </table:table-row>
        <table:table-row table:style-name="ro4">
          <table:table-cell office:value-type="string">
            <text:p>VLPFC</text:p>
          </table:table-cell>
          <table:table-cell office:value-type="string">
            <text:p>more active when accepting unfair offers (downregulating resentment?)</text:p>
          </table:table-cell>
          <table:table-cell table:number-columns-repeated="1022"/>
        </table:table-row>
        <table:table-row table:style-name="ro8">
          <table:table-cell office:value-type="string">
            <text:p>paracingulate cortex</text:p>
          </table:table-cell>
          <table:table-cell office:value-type="string">
            <text:p>perspective taking, trust decisions</text:p>
          </table:table-cell>
          <table:table-cell table:number-columns-repeated="1022"/>
        </table:table-row>
        <table:table-row table:style-name="ro8">
          <table:table-cell office:value-type="string">
            <text:p>pSTS</text:p>
          </table:table-cell>
          <table:table-cell office:value-type="string">
            <text:p>perspective taking, trust decisions</text:p>
          </table:table-cell>
          <table:table-cell table:number-columns-repeated="1022"/>
        </table:table-row>
        <table:table-row table:style-name="ro8">
          <table:table-cell office:value-type="string">
            <text:p>putamen</text:p>
          </table:table-cell>
          <table:table-cell office:value-type="string">
            <text:p>emotions and reward expectations</text:p>
          </table:table-cell>
          <table:table-cell table:number-columns-repeated="1022"/>
        </table:table-row>
        <table:table-row table:style-name="ro8">
          <table:table-cell office:value-type="string">
            <text:p>precuneus</text:p>
          </table:table-cell>
          <table:table-cell office:value-type="string">
            <text:p>anticipation of reward</text:p>
          </table:table-cell>
          <table:table-cell table:number-columns-repeated="1022"/>
        </table:table-row>
        <table:table-row table:style-name="ro4">
          <table:table-cell office:value-type="string">
            <text:p>amygdala</text:p>
          </table:table-cell>
          <table:table-cell office:value-type="string">
            <text:p>maybe; judging trustworthiness, emotions re: trusting someone else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10/07/2015</text:date>, <text:time>14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7T14:20:10</dc:date>
    <dc:creator>Sophia Uddin </dc:creator>
    <meta:editing-duration>PT1H8M48S</meta:editing-duration>
    <meta:editing-cycles>23</meta:editing-cycles>
    <meta:generator>OpenOffice/4.1.1$Unix OpenOffice.org_project/411m6$Build-9775</meta:generator>
    <meta:document-statistic meta:table-count="3" meta:cell-count="40" meta:object-count="0"/>
  </office:meta>
</office:document-meta>
</file>